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font-size="12pt" fo:language="de" fo:country="DE" fo:font-style="normal" style:text-underline-style="none" fo:font-weight="normal" officeooo:paragraph-rsid="001ffb7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language="de" fo:country="DE" fo:font-style="normal" style:text-underline-style="solid" style:text-underline-width="auto" style:text-underline-color="font-color" fo:font-weight="normal" officeooo:paragraph-rsid="001ffb70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language="de" fo:country="DE" fo:font-style="normal" style:text-underline-style="solid" style:text-underline-width="auto" style:text-underline-color="font-color" fo:font-weight="normal" officeooo:paragraph-rsid="0021125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ffb70"/>
    </style:style>
    <style:style style:name="T2" style:family="text">
      <style:text-properties fo:font-size="14pt" fo:font-style="italic" style:text-underline-style="solid" style:text-underline-width="auto" style:text-underline-color="font-color" fo:font-weight="bold" officeooo:rsid="001ffb70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text-underline-style="none" officeooo:rsid="001ffb70"/>
    </style:style>
    <style:style style:name="T4" style:family="text">
      <style:text-properties style:text-underline-style="none" officeooo:rsid="0021125f"/>
    </style:style>
    <style:style style:name="T5" style:family="text">
      <style:text-properties officeooo:rsid="00211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/text:span><text:span text:style-name="T2">Öffentliche Netze</text:span></text:p>
      <text:p text:style-name="P1"><text:span text:style-name="T2"/></text:p>
      <text:p text:style-name="P2"><text:span text:style-name="T1">In öffentlichen Netzen muss der Netzbetreiber jedem einen Zugang ermöglichen.</text:span></text:p>
      <text:p text:style-name="P2"><text:span text:style-name="T1"><text:tab/><text:tab/></text:span></text:p>
      <text:p text:style-name="P2"><text:span text:style-name="T1"><text:tab/><text:tab/>- Sie unterliegen staatlichen kontrollierten Anforderungen</text:span></text:p>
      <text:p text:style-name="P2"><text:span text:style-name="T1"><text:tab/><text:tab/>- Sie dürfen keine Nutzungs und Raumeinschränkungen besitzen</text:span></text:p>
      <text:p text:style-name="P2"><text:span text:style-name="T1"/></text:p>
      <text:p text:style-name="P3"><text:span text:style-name="T3"/></text:p>
      <text:p text:style-name="P4"><text:span text:style-name="T1">Anforderungen an öffentliche Netze:</text:span><text:span text:style-name="T3"><text:tab/><text:tab/></text:span></text:p>
      <text:p text:style-name="P4"><text:span text:style-name="T3"/></text:p>
      <text:p text:style-name="P4"><text:span text:style-name="T3">- <text:tab/></text:span><text:span text:style-name="T4">Es muss zu jeder Zeit eine Verbindungsmöglichkeit von einem Zugangspunkt zu einem <text:tab/>beliebigen zweiten Zugangspunkt geschaffen werden.</text:span></text:p>
      <text:p text:style-name="P4"><text:span text:style-name="T4"/></text:p>
      <text:p text:style-name="P4"><text:span text:style-name="T4">- <text:tab/>Es muss eine hinreichend große Anzahl gleichzeitiger Verbindungen von verschiedenen <text:tab/>Teilnehmern möglich sein.</text:span></text:p>
      <text:p text:style-name="P2"><text:span text:style-name="T1"/></text:p>
      <text:p text:style-name="P2"><text:span text:style-name="T1">- <text:tab/></text:span><text:span text:style-name="T5">Jeder Nutzer muss Ziel selbst bestimmen können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3-09-10T06:57:02.107894001</meta:creation-date>
    <dc:date>2013-09-10T07:16:47.937141717</dc:date>
    <dc:creator>Dennis Diehm</dc:creator>
    <meta:editing-duration>PT4M30S</meta:editing-duration>
    <meta:editing-cycles>1</meta:editing-cycles>
    <meta:document-statistic meta:table-count="0" meta:image-count="0" meta:object-count="0" meta:page-count="1" meta:paragraph-count="9" meta:word-count="70" meta:character-count="558" meta:non-whitespace-character-count="478"/>
    <meta:generator>LibreOfficeDev/4.1.0.0.beta1$Linux_x86 LibreOffice_project/3a2c2d2417101e45fe07cfd8358acf2204a98f3</meta:generator>
  </office:meta>
</office:document-meta>
</file>